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Bodoni MT Condensed'" style:font-style-name="Regular" style:font-family-generic="roman" style:font-pitch="variable" fo:font-size="18pt" style:font-family-asian="'Anonymous Pro'" style:font-style-name-asian="Regular" style:font-family-generic-asian="modern" style:font-pitch-asian="fixed" style:font-size-asian="18pt" style:font-size-complex="18pt"/>
    </style:style>
    <style:style style:name="P2" style:family="paragraph">
      <style:paragraph-properties fo:text-align="start"/>
      <style:text-properties fo:font-family="'Bodoni MT Condensed'" style:font-style-name="Regular" style:font-family-generic="roman" style:font-pitch="variable" fo:font-size="18pt" style:font-family-asian="'Anonymous Pro'" style:font-style-name-asian="Regular" style:font-family-generic-asian="modern" style:font-pitch-asian="fixed" style:font-size-asian="18pt" style:font-size-complex="18pt"/>
    </style:style>
    <style:style style:name="T1" style:family="text">
      <style:text-properties fo:color="#808019"/>
    </style:style>
    <style:style style:name="T2" style:family="text">
      <style:text-properties fo:color="#666600"/>
    </style:style>
    <style:style style:name="T3" style:family="text">
      <style:text-properties fo:color="#000000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5cm" svg:height="1cm" svg:x="2cm" svg:y="2cm">
          <text:p text:style-name="P1">os.walk( <text:span text:style-name="T1">top , topdown=True, onerror=None, followlinks= False</text:span> )</text:p>
        </draw:rect>
        <draw:rect draw:style-name="gr1" draw:text-style-name="P2" draw:layer="layout" svg:width="14.5cm" svg:height="6.124cm" svg:x="2.019cm" svg:y="3.076cm">
          <text:list text:style-name="L1">
            <text:list-item>
              <text:p text:style-name="P2"><text:s/>Generate the file names in a directory tree by walking the tree,</text:p>
            </text:list-item>
          </text:list>
          <text:p text:style-name="P2"><text:s text:c="3"/>either top-down or buttom up</text:p>
          <text:list text:continue-numbering="true" text:style-name="L1">
            <text:list-item>
              <text:p text:style-name="P2"><text:s/>For each directory in the tree rooted at a directory,</text:p>
            </text:list-item>
          </text:list>
          <text:p text:style-name="P2"><text:s text:c="3"/>it yields a 3-tuple <text:span text:style-name="T2">( dirpath, dirnames, filenames )</text:span></text:p>
          <text:list text:continue-numbering="true" text:style-name="L1">
            <text:list-item>
              <text:p text:style-name="P2"><text:span text:style-name="T3"><text:s/></text:span><text:span text:style-name="T2">dirpath</text:span><text:span text:style-name="T3"> is the </text:span><text:span text:style-name="T4">absolute</text:span><text:span text:style-name="T3"> </text:span><text:span text:style-name="T4">path</text:span><text:span text:style-name="T3"> to the directory</text:span></text:p>
            </text:list-item>
            <text:list-item>
              <text:p text:style-name="P2"><text:span text:style-name="T3"><text:s/></text:span><text:span text:style-name="T2">dirnames</text:span><text:span text:style-name="T3"> is [ a list of names of the subdirectories in dirpath ]</text:span></text:p>
            </text:list-item>
            <text:list-item>
              <text:p text:style-name="P2"><text:span text:style-name="T3"><text:s/></text:span><text:span text:style-name="T2">filenames</text:span><text:span text:style-name="T3"> is [ a list of names of the non-directory files in dirpah ]</text:span></text:p>
            </text:list-item>
          </text:list>
        </draw:rect>
        <draw:rect draw:style-name="gr1" draw:text-style-name="P2" draw:layer="layout" svg:width="14.5cm" svg:height="6.124cm" svg:x="2.019cm" svg:y="9.576cm">
          <text:p text:style-name="P2"><text:span text:style-name="T3">import os</text:span></text:p>
          <text:p text:style-name="P2"><text:span text:style-name="T3">for dirpath, sub_dirs, files in os.walk(dirname):</text:span></text:p>
          <text:p text:style-name="P2"><text:span text:style-name="T3"><text:s text:c="5"/></text:span><text:span text:style-name="T3">for file in files:</text:span></text:p>
          <text:p text:style-name="P2"><text:span text:style-name="T3"><text:s text:c="10"/></text:span><text:span text:style-name="T3">print os.path.join(dirpath, file)</text:span></text:p>
          <text:p text:style-name="P2"><text:span text:style-name="T3"><text:s text:c="5"/></text:span><text:span text:style-name="T3">for dir in sub_dirs:</text:span></text:p>
          <text:p text:style-name="P2"><text:span text:style-name="T3"><text:s text:c="10"/></text:span><text:span text:style-name="T3">print os.path.join(dirpath,dir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7-03T01:20:56.28</meta:creation-date>
    <dc:date>2016-07-03T02:26:15.54</dc:date>
    <meta:editing-duration>PT00H03M58S</meta:editing-duration>
    <meta:editing-cycles>1</meta:editing-cycles>
    <meta:document-statistic meta:object-count="3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